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12a" officeooo:paragraph-rsid="0002912a"/>
    </style:style>
    <style:style style:name="P2" style:family="paragraph" style:parent-style-name="Standard">
      <style:text-properties fo:font-weight="bold" officeooo:rsid="0002912a" officeooo:paragraph-rsid="0002912a" style:font-weight-asian="bold" style:font-weight-complex="bold"/>
    </style:style>
    <style:style style:name="P3" style:family="paragraph" style:parent-style-name="Standard">
      <style:text-properties fo:font-weight="bold" officeooo:rsid="0003c533" officeooo:paragraph-rsid="0003c533" style:font-weight-asian="bold" style:font-weight-complex="bold"/>
    </style:style>
    <style:style style:name="P4" style:family="paragraph" style:parent-style-name="Standard">
      <style:text-properties fo:font-weight="normal" officeooo:rsid="0002912a" officeooo:paragraph-rsid="0002912a" style:font-weight-asian="normal" style:font-weight-complex="normal"/>
    </style:style>
    <style:style style:name="P5" style:family="paragraph" style:parent-style-name="Standard">
      <style:text-properties fo:font-weight="normal" officeooo:rsid="00068f50" officeooo:paragraph-rsid="00068f5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ddfc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officeooo:rsid="0003c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a</text:p>
      <text:p text:style-name="P1"># expr;</text:p>
      <text:p text:style-name="P1">LUI <text:s text:c="4"/>$1 <text:s text:c="4"/>, 0 <text:s text:c="5"/><text:tab/># storing numeric into reg</text:p>
      <text:p text:style-name="P1">ORI <text:s text:c="4"/>$1 <text:s text:c="4"/>, $1 <text:s text:c="4"/>, 0xFFFFFFFFFFFFFFF9 <text:s text:c="4"/></text:p>
      <text:p text:style-name="P1">SW <text:s text:c="5"/>$1 <text:s text:c="4"/>, b <text:s text:c="5"/>, $0 <text:s text:c="4"/><text:tab/># assignment of var</text:p>
      <text:p text:style-name="P1"/>
      <text:p text:style-name="P2">1 b</text:p>
      <text:p text:style-name="P4">De variable A representeert een getal (74565<text:span text:style-name="T3">10</text:span>) dat niet in <text:span text:style-name="T4">16 </text:span>bytes past. <text:span text:style-name="T4">Met de LUI laadt het programma eerst de getallen in de linkers helft van de 8 bits in het register (de 0001). Hierna laadt hij met ORI de rest van het getal naar het register. </text:span></text:p>
      <text:p text:style-name="P4"/>
      <text:p text:style-name="P3">1 c</text:p>
      <text:p text:style-name="P3"><text:span text:style-name="T1">De ALU telt in dit programma de waardes op (geen geheugen functie), </text:span><text:span text:style-name="T2">en wordt verhoogt met 4 bytes bij de SW instructie</text:span><text:span text:style-name="T1">. Sign extension onthoudt het eerdere getal (en het sign).</text:span></text:p>
      <text:p text:style-name="P3"/>
      <text:p text:style-name="P3">2</text:p>
      <text:p text:style-name="P5">Het programma schuift een bepaald getal (11) telkens met twee nullen vanaf links op, en doet dit in totaal 3 keer. (00000011, 00001100, 00110000). De eerste ORI instructie zet een 00000011 in het temp-register (1): <text:tab/>ORI <text:s text:c="4"/>$1 <text:s text:c="4"/>, $1 <text:s text:c="4"/>, 3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9:08:41.654587740</meta:creation-date>
    <dc:date>2014-09-16T07:08:47.598284997</dc:date>
    <meta:editing-duration>PT34M16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154" meta:character-count="840" meta:non-whitespace-character-count="633"/>
  </office:meta>
</office:document-meta>
</file>